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3.376cm" svg:height="12.457cm" svg:x="20.155cm" svg:y="6.295cm">
            <draw:object draw:notify-on-update-of-ranges="Лист1.B2:Лист1.B3 Лист1.B1:Лист1.U1 Лист1.B3:Лист1.U3" xlink:href="./Object 1" xlink:type="simple" xlink:show="embed" xlink:actuate="onLoad"/>
            <draw:image xlink:href="./ObjectReplacements/Object 1" xlink:type="simple" xlink:show="embed" xlink:actuate="onLoad"/>
            <svg:title>Зависимость среднего количества сравнений, от количества строк в файле</svg:title>
          </draw:frame>
          <draw:frame draw:z-index="1" draw:style-name="gr1" draw:text-style-name="P1" svg:width="15.997cm" svg:height="9.004cm" svg:x="43.862cm" svg:y="6.164cm">
            <draw:object draw:notify-on-update-of-ranges="Лист1.B1:Лист1.U1 Лист1.B4:Лист1.U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.346cm" svg:height="6.295cm" svg:x="0cm" svg:y="15.726cm">
            <draw:object draw:notify-on-update-of-ranges="Лист1.B1:Лист1.U1 Лист1.B2:Лист1.U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773cm" svg:height="4.197cm" svg:x="0.083cm" svg:y="11.979cm">
            <draw:object draw:notify-on-update-of-ranges="Лист1.B1:Лист1.U1 Лист1.B8:Лист1.U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элементов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office:value-type="float" office:value="800" calcext:value-type="float">
            <text:p>800</text:p>
          </table:table-cell>
          <table:table-cell office:value-type="float" office:value="850" calcext:value-type="float">
            <text:p>850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сравнений</text:p>
          </table:table-cell>
          <table:table-cell office:value-type="float" office:value="122" calcext:value-type="float">
            <text:p>122</text:p>
          </table:table-cell>
          <table:table-cell office:value-type="float" office:value="243" calcext:value-type="float">
            <text:p>243</text:p>
          </table:table-cell>
          <table:table-cell office:value-type="float" office:value="533" calcext:value-type="float">
            <text:p>533</text:p>
          </table:table-cell>
          <table:table-cell office:value-type="float" office:value="802" calcext:value-type="float">
            <text:p>802</text:p>
          </table:table-cell>
          <table:table-cell office:value-type="float" office:value="1179" calcext:value-type="float">
            <text:p>1179</text:p>
          </table:table-cell>
          <table:table-cell office:value-type="float" office:value="1735" calcext:value-type="float">
            <text:p>1735</text:p>
          </table:table-cell>
          <table:table-cell office:value-type="float" office:value="2029" calcext:value-type="float">
            <text:p>2029</text:p>
          </table:table-cell>
          <table:table-cell office:value-type="float" office:value="2476" calcext:value-type="float">
            <text:p>2476</text:p>
          </table:table-cell>
          <table:table-cell office:value-type="float" office:value="3040" calcext:value-type="float">
            <text:p>3040</text:p>
          </table:table-cell>
          <table:table-cell office:value-type="float" office:value="3643" calcext:value-type="float">
            <text:p>3643</text:p>
          </table:table-cell>
          <table:table-cell office:value-type="float" office:value="4337" calcext:value-type="float">
            <text:p>4337</text:p>
          </table:table-cell>
          <table:table-cell office:value-type="float" office:value="4912" calcext:value-type="float">
            <text:p>4912</text:p>
          </table:table-cell>
          <table:table-cell office:value-type="float" office:value="5587" calcext:value-type="float">
            <text:p>5587</text:p>
          </table:table-cell>
          <table:table-cell office:value-type="float" office:value="6182" calcext:value-type="float">
            <text:p>6182</text:p>
          </table:table-cell>
          <table:table-cell office:value-type="float" office:value="6639" calcext:value-type="float">
            <text:p>6639</text:p>
          </table:table-cell>
          <table:table-cell office:value-type="float" office:value="7572" calcext:value-type="float">
            <text:p>7572</text:p>
          </table:table-cell>
          <table:table-cell office:value-type="float" office:value="8740" calcext:value-type="float">
            <text:p>8740</text:p>
          </table:table-cell>
          <table:table-cell office:value-type="float" office:value="9819" calcext:value-type="float">
            <text:p>9819</text:p>
          </table:table-cell>
          <table:table-cell office:value-type="float" office:value="10066" calcext:value-type="float">
            <text:p>10066</text:p>
          </table:table-cell>
          <table:table-cell office:value-type="float" office:value="11148" calcext:value-type="float">
            <text:p>11148</text:p>
          </table:table-cell>
        </table:table-row>
        <table:table-row table:style-name="ro1">
          <table:table-cell office:value-type="string" calcext:value-type="string">
            <text:p>среднее</text:p>
          </table:table-cell>
          <table:table-cell table:formula="of:=[.B2]/[.B1]" office:value-type="float" office:value="2.44" calcext:value-type="float">
            <text:p>2,44</text:p>
          </table:table-cell>
          <table:table-cell table:formula="of:=[.C2]/[.C1]" office:value-type="float" office:value="2.43" calcext:value-type="float">
            <text:p>2,43</text:p>
          </table:table-cell>
          <table:table-cell table:formula="of:=[.D2]/[.D1]" office:value-type="float" office:value="3.55333333333333" calcext:value-type="float">
            <text:p>3,5533333333</text:p>
          </table:table-cell>
          <table:table-cell table:formula="of:=[.E2]/[.E1]" office:value-type="float" office:value="4.01" calcext:value-type="float">
            <text:p>4,01</text:p>
          </table:table-cell>
          <table:table-cell table:formula="of:=[.F2]/[.F1]" office:value-type="float" office:value="4.716" calcext:value-type="float">
            <text:p>4,716</text:p>
          </table:table-cell>
          <table:table-cell table:formula="of:=[.G2]/[.G1]" office:value-type="float" office:value="5.78333333333333" calcext:value-type="float">
            <text:p>5,7833333333</text:p>
          </table:table-cell>
          <table:table-cell table:formula="of:=[.H2]/[.H1]" office:value-type="float" office:value="5.79714285714286" calcext:value-type="float">
            <text:p>5,7971428571</text:p>
          </table:table-cell>
          <table:table-cell table:formula="of:=[.I2]/[.I1]" office:value-type="float" office:value="6.19" calcext:value-type="float">
            <text:p>6,19</text:p>
          </table:table-cell>
          <table:table-cell table:formula="of:=[.J2]/[.J1]" office:value-type="float" office:value="6.75555555555556" calcext:value-type="float">
            <text:p>6,7555555556</text:p>
          </table:table-cell>
          <table:table-cell table:formula="of:=[.K2]/[.K1]" office:value-type="float" office:value="7.286" calcext:value-type="float">
            <text:p>7,286</text:p>
          </table:table-cell>
          <table:table-cell table:formula="of:=[.L2]/[.L1]" office:value-type="float" office:value="7.88545454545455" calcext:value-type="float">
            <text:p>7,8854545455</text:p>
          </table:table-cell>
          <table:table-cell table:formula="of:=[.M2]/[.M1]" office:value-type="float" office:value="8.18666666666667" calcext:value-type="float">
            <text:p>8,1866666667</text:p>
          </table:table-cell>
          <table:table-cell table:formula="of:=[.N2]/[.N1]" office:value-type="float" office:value="8.59538461538462" calcext:value-type="float">
            <text:p>8,5953846154</text:p>
          </table:table-cell>
          <table:table-cell table:formula="of:=[.O2]/[.O1]" office:value-type="float" office:value="8.83142857142857" calcext:value-type="float">
            <text:p>8,8314285714</text:p>
          </table:table-cell>
          <table:table-cell table:formula="of:=[.P2]/[.P1]" office:value-type="float" office:value="8.852" calcext:value-type="float">
            <text:p>8,852</text:p>
          </table:table-cell>
          <table:table-cell table:formula="of:=[.Q2]/[.Q1]" office:value-type="float" office:value="9.465" calcext:value-type="float">
            <text:p>9,465</text:p>
          </table:table-cell>
          <table:table-cell table:formula="of:=[.R2]/[.R1]" office:value-type="float" office:value="10.2823529411765" calcext:value-type="float">
            <text:p>10,2823529412</text:p>
          </table:table-cell>
          <table:table-cell table:formula="of:=[.S2]/[.S1]" office:value-type="float" office:value="10.91" calcext:value-type="float">
            <text:p>10,91</text:p>
          </table:table-cell>
          <table:table-cell table:formula="of:=[.T2]/[.T1]" office:value-type="float" office:value="10.5957894736842" calcext:value-type="float">
            <text:p>10,5957894737</text:p>
          </table:table-cell>
          <table:table-cell table:formula="of:=[.U2]/[.U1]" office:value-type="float" office:value="11.148" calcext:value-type="float">
            <text:p>11,148</text:p>
          </table:table-cell>
        </table:table-row>
        <table:table-row table:style-name="ro1">
          <table:table-cell office:value-type="string" calcext:value-type="string">
            <text:p>коллизий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office:value-type="float" office:value="402" calcext:value-type="float">
            <text:p>402</text:p>
          </table:table-cell>
          <table:table-cell office:value-type="float" office:value="446" calcext:value-type="float">
            <text:p>446</text:p>
          </table:table-cell>
          <table:table-cell office:value-type="float" office:value="490" calcext:value-type="float">
            <text:p>490</text:p>
          </table:table-cell>
          <table:table-cell office:value-type="float" office:value="535" calcext:value-type="float">
            <text:p>535</text:p>
          </table:table-cell>
          <table:table-cell office:value-type="float" office:value="583" calcext:value-type="float">
            <text:p>583</text:p>
          </table:table-cell>
          <table:table-cell office:value-type="float" office:value="636" calcext:value-type="float">
            <text:p>636</text:p>
          </table:table-cell>
          <table:table-cell office:value-type="float" office:value="691" calcext:value-type="float">
            <text:p>691</text:p>
          </table:table-cell>
          <table:table-cell office:value-type="float" office:value="739" calcext:value-type="float">
            <text:p>739</text:p>
          </table:table-cell>
          <table:table-cell office:value-type="float" office:value="781" calcext:value-type="float">
            <text:p>78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43" calcext:value-type="float">
            <text:p>343</text:p>
          </table:table-cell>
          <table:table-cell office:value-type="float" office:value="683" calcext:value-type="float">
            <text:p>683</text:p>
          </table:table-cell>
          <table:table-cell office:value-type="float" office:value="1002" calcext:value-type="float">
            <text:p>1002</text:p>
          </table:table-cell>
          <table:table-cell office:value-type="float" office:value="1429" calcext:value-type="float">
            <text:p>1429</text:p>
          </table:table-cell>
          <table:table-cell office:value-type="float" office:value="2035" calcext:value-type="float">
            <text:p>2035</text:p>
          </table:table-cell>
          <table:table-cell office:value-type="float" office:value="2379" calcext:value-type="float">
            <text:p>2379</text:p>
          </table:table-cell>
          <table:table-cell office:value-type="float" office:value="2876" calcext:value-type="float">
            <text:p>2876</text:p>
          </table:table-cell>
          <table:table-cell office:value-type="float" office:value="3490" calcext:value-type="float">
            <text:p>3490</text:p>
          </table:table-cell>
          <table:table-cell office:value-type="float" office:value="4143" calcext:value-type="float">
            <text:p>4143</text:p>
          </table:table-cell>
          <table:table-cell office:value-type="float" office:value="4887" calcext:value-type="float">
            <text:p>4887</text:p>
          </table:table-cell>
          <table:table-cell office:value-type="float" office:value="5512" calcext:value-type="float">
            <text:p>5512</text:p>
          </table:table-cell>
          <table:table-cell office:value-type="float" office:value="6237" calcext:value-type="float">
            <text:p>6237</text:p>
          </table:table-cell>
          <table:table-cell office:value-type="float" office:value="6882" calcext:value-type="float">
            <text:p>6882</text:p>
          </table:table-cell>
          <table:table-cell office:value-type="float" office:value="7389" calcext:value-type="float">
            <text:p>7389</text:p>
          </table:table-cell>
          <table:table-cell office:value-type="float" office:value="8372" calcext:value-type="float">
            <text:p>8372</text:p>
          </table:table-cell>
          <table:table-cell office:value-type="float" office:value="9590" calcext:value-type="float">
            <text:p>9590</text:p>
          </table:table-cell>
          <table:table-cell office:value-type="float" office:value="10719" calcext:value-type="float">
            <text:p>10719</text:p>
          </table:table-cell>
          <table:table-cell office:value-type="float" office:value="11016" calcext:value-type="float">
            <text:p>11016</text:p>
          </table:table-cell>
          <table:table-cell office:value-type="float" office:value="12148" calcext:value-type="float">
            <text:p>12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20:16:30.39726388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35:32.066057178</meta:creation-date>
    <meta:generator>LibreOffice/4.2.8.2$Linux_X86_64 LibreOffice_project/420m0$Build-2</meta:generator>
    <dc:date>2016-02-24T20:47:54.001037664</dc:date>
    <meta:editing-duration>PT10M11S</meta:editing-duration>
    <meta:editing-cycles>5</meta:editing-cycles>
    <meta:document-statistic meta:table-count="1" meta:cell-count="1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3.377cm" svg:height="12.458cm" xlink:href=".." xlink:type="simple" chart:class="chart:scatter" chart:row-mapping="1 2" chart:style-name="ch1">
        <chart:plot-area chart:style-name="ch2" table:cell-range-address="Лист1.B2:Лист1.B3 Лист1.B1:Лист1.U1 Лист1.B3:Лист1.U3" chart:data-source-has-labels="row" svg:x="0.467cm" svg:y="0.249cm" svg:width="22.443cm" svg:height="11.96cm">
          <chartooo:coordinate-region svg:x="1.088cm" svg:y="0.449cm" svg:width="21.45cm" svg:height="11.113cm"/>
          <chart:axis chart:dimension="x" chart:name="primary-x" chart:style-name="ch3" chartooo:axis-type="auto">
            <chart:categories table:cell-range-address="Лист1.B2:Лист1.B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B3:Лист1.U3" chart:class="chart:scatter">
            <chart:domain table:cell-range-address="Лист1.B1:Лист1.U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22">
                <text:p>120</text:p>
                <draw:g>
                  <svg:desc>Лист1.B2:Лист1.B3</svg:desc>
                </draw:g>
              </table:table-cell>
              <table:table-cell office:value-type="float" office:value="2.44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Лист1.B1:Лист1.U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2.44">
                <text:p>2.44</text:p>
                <draw:g>
                  <svg:desc>Лист1.B3:Лист1.U3</svg:desc>
                </draw:g>
              </table:table-cell>
              <table:table-cell office:value-type="float" office:value="2.43">
                <text:p>2.43</text:p>
              </table:table-cell>
              <table:table-cell office:value-type="float" office:value="3.55333333333333">
                <text:p>3.55333333333333</text:p>
              </table:table-cell>
              <table:table-cell office:value-type="float" office:value="4.01">
                <text:p>4.01</text:p>
              </table:table-cell>
              <table:table-cell office:value-type="float" office:value="4.716">
                <text:p>4.716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5.79714285714286">
                <text:p>5.79714285714286</text:p>
              </table:table-cell>
              <table:table-cell office:value-type="float" office:value="6.19">
                <text:p>6.19</text:p>
              </table:table-cell>
              <table:table-cell office:value-type="float" office:value="6.75555555555556">
                <text:p>6.75555555555556</text:p>
              </table:table-cell>
              <table:table-cell office:value-type="float" office:value="7.286">
                <text:p>7.286</text:p>
              </table:table-cell>
              <table:table-cell office:value-type="float" office:value="7.88545454545455">
                <text:p>7.88545454545455</text:p>
              </table:table-cell>
              <table:table-cell office:value-type="float" office:value="8.18666666666667">
                <text:p>8.18666666666667</text:p>
              </table:table-cell>
              <table:table-cell office:value-type="float" office:value="8.59538461538462">
                <text:p>8.59538461538462</text:p>
              </table:table-cell>
              <table:table-cell office:value-type="float" office:value="8.83142857142857">
                <text:p>8.83142857142857</text:p>
              </table:table-cell>
              <table:table-cell office:value-type="float" office:value="8.852">
                <text:p>8.852</text:p>
              </table:table-cell>
              <table:table-cell office:value-type="float" office:value="9.465">
                <text:p>9.465</text:p>
              </table:table-cell>
              <table:table-cell office:value-type="float" office:value="10.2823529411765">
                <text:p>10.2823529411765</text:p>
              </table:table-cell>
              <table:table-cell office:value-type="float" office:value="10.91">
                <text:p>10.91</text:p>
              </table:table-cell>
              <table:table-cell office:value-type="float" office:value="10.5957894736842">
                <text:p>10.5957894736842</text:p>
              </table:table-cell>
              <table:table-cell office:value-type="float" office:value="11.148">
                <text:p>11.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Лист1.B1:Лист1.U1 Лист1.B4:Лист1.U4" svg:x="0.153cm" svg:y="0.038cm" svg:width="15.728cm" svg:height="8.641cm">
          <chartooo:coordinate-region svg:x="0.96cm" svg:y="0.237cm" svg:width="14.549cm" svg:height="7.7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4:Лист1.U4" chart:class="chart:scatter">
            <chart:domain table:cell-range-address="Лист1.B1:Лист1.U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Лист1.B1:Лист1.U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Лист1.B4:Лист1.U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  <table:table-cell office:value-type="float" office:value="128">
                <text:p>128</text:p>
              </table:table-cell>
              <table:table-cell office:value-type="float" office:value="176">
                <text:p>176</text:p>
              </table:table-cell>
              <table:table-cell office:value-type="float" office:value="206">
                <text:p>206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351">
                <text:p>351</text:p>
              </table:table-cell>
              <table:table-cell office:value-type="float" office:value="402">
                <text:p>402</text:p>
              </table:table-cell>
              <table:table-cell office:value-type="float" office:value="446">
                <text:p>446</text:p>
              </table:table-cell>
              <table:table-cell office:value-type="float" office:value="490">
                <text:p>490</text:p>
              </table:table-cell>
              <table:table-cell office:value-type="float" office:value="535">
                <text:p>535</text:p>
              </table:table-cell>
              <table:table-cell office:value-type="float" office:value="583">
                <text:p>583</text:p>
              </table:table-cell>
              <table:table-cell office:value-type="float" office:value="636">
                <text:p>636</text:p>
              </table:table-cell>
              <table:table-cell office:value-type="float" office:value="691">
                <text:p>691</text:p>
              </table:table-cell>
              <table:table-cell office:value-type="float" office:value="739">
                <text:p>739</text:p>
              </table:table-cell>
              <table:table-cell office:value-type="float" office:value="781">
                <text:p>781</text:p>
              </table:table-cell>
              <table:table-cell office:value-type="float" office:value="835">
                <text:p>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347cm" svg:height="6.296cm" xlink:href=".." xlink:type="simple" chart:class="chart:scatter" chart:style-name="ch1">
        <chart:plot-area chart:style-name="ch2" table:cell-range-address="Лист1.B1:Лист1.U2" svg:x="0.286cm" svg:y="0.125cm" svg:width="13.775cm" svg:height="6.046cm">
          <chartooo:coordinate-region svg:x="1.463cm" svg:y="0.324cm" svg:width="12.226cm" svg:height="5.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2:Лист1.U2" chart:class="chart:scatter">
            <chart:domain table:cell-range-address="Лист1.B1:Лист1.U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Лист1.B1:Лист1.U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22">
                <text:p>122</text:p>
                <draw:g>
                  <svg:desc>Лист1.B2:Лист1.U2</svg:desc>
                </draw:g>
              </table:table-cell>
              <table:table-cell office:value-type="float" office:value="243">
                <text:p>243</text:p>
              </table:table-cell>
              <table:table-cell office:value-type="float" office:value="533">
                <text:p>533</text:p>
              </table:table-cell>
              <table:table-cell office:value-type="float" office:value="802">
                <text:p>802</text:p>
              </table:table-cell>
              <table:table-cell office:value-type="float" office:value="1179">
                <text:p>1179</text:p>
              </table:table-cell>
              <table:table-cell office:value-type="float" office:value="1735">
                <text:p>1735</text:p>
              </table:table-cell>
              <table:table-cell office:value-type="float" office:value="2029">
                <text:p>2029</text:p>
              </table:table-cell>
              <table:table-cell office:value-type="float" office:value="2476">
                <text:p>2476</text:p>
              </table:table-cell>
              <table:table-cell office:value-type="float" office:value="3040">
                <text:p>3040</text:p>
              </table:table-cell>
              <table:table-cell office:value-type="float" office:value="3643">
                <text:p>3643</text:p>
              </table:table-cell>
              <table:table-cell office:value-type="float" office:value="4337">
                <text:p>4337</text:p>
              </table:table-cell>
              <table:table-cell office:value-type="float" office:value="4912">
                <text:p>4912</text:p>
              </table:table-cell>
              <table:table-cell office:value-type="float" office:value="5587">
                <text:p>5587</text:p>
              </table:table-cell>
              <table:table-cell office:value-type="float" office:value="6182">
                <text:p>6182</text:p>
              </table:table-cell>
              <table:table-cell office:value-type="float" office:value="6639">
                <text:p>6639</text:p>
              </table:table-cell>
              <table:table-cell office:value-type="float" office:value="7572">
                <text:p>7572</text:p>
              </table:table-cell>
              <table:table-cell office:value-type="float" office:value="8740">
                <text:p>8740</text:p>
              </table:table-cell>
              <table:table-cell office:value-type="float" office:value="9819">
                <text:p>9819</text:p>
              </table:table-cell>
              <table:table-cell office:value-type="float" office:value="10066">
                <text:p>10066</text:p>
              </table:table-cell>
              <table:table-cell office:value-type="float" office:value="11148">
                <text:p>111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6.774cm" svg:height="4.198cm" xlink:href=".." xlink:type="simple" chart:class="chart:scatter" chart:style-name="ch1">
        <chart:plot-area chart:style-name="ch2" table:cell-range-address="Лист1.B1:Лист1.U1 Лист1.B8:Лист1.U8" svg:x="0.135cm" svg:y="0.083cm" svg:width="6.504cm" svg:height="4.032cm">
          <chartooo:coordinate-region svg:x="1.312cm" svg:y="0.282cm" svg:width="4.955cm" svg:height="3.1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B8:Лист1.U8" chart:class="chart:scatter">
            <chart:domain table:cell-range-address="Лист1.B1:Лист1.U1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Лист1.B1:Лист1.U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8</text:p>
                <draw:g>
                  <svg:desc/>
                </draw:g>
              </table:table-cell>
              <table:table-cell office:value-type="float" office:value="172">
                <text:p>172</text:p>
                <draw:g>
                  <svg:desc>Лист1.B8:Лист1.U8</svg:desc>
                </draw:g>
              </table:table-cell>
              <table:table-cell office:value-type="float" office:value="343">
                <text:p>343</text:p>
              </table:table-cell>
              <table:table-cell office:value-type="float" office:value="683">
                <text:p>683</text:p>
              </table:table-cell>
              <table:table-cell office:value-type="float" office:value="1002">
                <text:p>1002</text:p>
              </table:table-cell>
              <table:table-cell office:value-type="float" office:value="1429">
                <text:p>1429</text:p>
              </table:table-cell>
              <table:table-cell office:value-type="float" office:value="2035">
                <text:p>2035</text:p>
              </table:table-cell>
              <table:table-cell office:value-type="float" office:value="2379">
                <text:p>2379</text:p>
              </table:table-cell>
              <table:table-cell office:value-type="float" office:value="2876">
                <text:p>2876</text:p>
              </table:table-cell>
              <table:table-cell office:value-type="float" office:value="3490">
                <text:p>3490</text:p>
              </table:table-cell>
              <table:table-cell office:value-type="float" office:value="4143">
                <text:p>4143</text:p>
              </table:table-cell>
              <table:table-cell office:value-type="float" office:value="4887">
                <text:p>4887</text:p>
              </table:table-cell>
              <table:table-cell office:value-type="float" office:value="5512">
                <text:p>5512</text:p>
              </table:table-cell>
              <table:table-cell office:value-type="float" office:value="6237">
                <text:p>6237</text:p>
              </table:table-cell>
              <table:table-cell office:value-type="float" office:value="6882">
                <text:p>6882</text:p>
              </table:table-cell>
              <table:table-cell office:value-type="float" office:value="7389">
                <text:p>7389</text:p>
              </table:table-cell>
              <table:table-cell office:value-type="float" office:value="8372">
                <text:p>8372</text:p>
              </table:table-cell>
              <table:table-cell office:value-type="float" office:value="9590">
                <text:p>9590</text:p>
              </table:table-cell>
              <table:table-cell office:value-type="float" office:value="10719">
                <text:p>10719</text:p>
              </table:table-cell>
              <table:table-cell office:value-type="float" office:value="11016">
                <text:p>11016</text:p>
              </table:table-cell>
              <table:table-cell office:value-type="float" office:value="12148">
                <text:p>12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